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efd4" draw:opacity="45%" draw:textarea-horizontal-align="justify" draw:textarea-vertical-align="top" draw:auto-grow-height="false" fo:min-height="3.882cm" fo:min-width="4.61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aa61a" draw:opacity="45%" draw:textarea-horizontal-align="justify" draw:textarea-vertical-align="top" draw:auto-grow-height="false" fo:min-height="3.882cm" fo:min-width="4.619cm"/>
    </style:style>
    <style:style style:name="gr4" style:family="graphic" style:parent-style-name="standard">
      <style:graphic-properties draw:fill-color="#c7a0cb" draw:textarea-horizontal-align="justify" draw:textarea-vertical-align="middle" draw:auto-grow-height="false" fo:min-height="1.147cm" fo:min-width="1.278cm"/>
    </style:style>
    <style:style style:name="gr5" style:family="graphic" style:parent-style-name="standard">
      <style:graphic-properties draw:fill-color="#e0efd4" draw:opacity="100%" draw:textarea-horizontal-align="justify" draw:textarea-vertical-align="middle" draw:auto-grow-height="false" fo:min-height="1.726cm" fo:min-width="2.643cm"/>
    </style:style>
    <style:style style:name="gr6" style:family="graphic" style:parent-style-name="standard">
      <style:graphic-properties draw:fill-color="#faa61a" draw:opacity="45%" draw:textarea-horizontal-align="justify" draw:textarea-vertical-align="middle" draw:auto-grow-height="false" fo:min-height="1.726cm" fo:min-width="2.643cm"/>
    </style:style>
    <style:style style:name="gr7" style:family="graphic" style:parent-style-name="standard">
      <style:graphic-properties draw:fill-color="#c7a0cb" draw:opacity="54%" draw:textarea-horizontal-align="justify" draw:textarea-vertical-align="bottom" draw:auto-grow-height="false" fo:min-height="2.544cm" fo:min-width="4.19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e0efd4" draw:textarea-horizontal-align="justify" draw:textarea-vertical-align="middle" draw:auto-grow-height="false" fo:min-height="1.528cm" fo:min-width="0.389cm"/>
    </style:style>
    <style:style style:name="gr10" style:family="graphic" style:parent-style-name="standard">
      <style:graphic-properties draw:fill-color="#e0efd4" draw:textarea-horizontal-align="justify" draw:textarea-vertical-align="middle" draw:auto-grow-height="false" fo:min-height="0.639cm" fo:min-width="0.389cm"/>
    </style:style>
    <style:style style:name="gr11" style:family="graphic" style:parent-style-name="standard">
      <style:graphic-properties draw:fill-color="#faa61a" draw:opacity="46%" draw:textarea-horizontal-align="justify" draw:textarea-vertical-align="middle" draw:auto-grow-height="false" fo:min-height="1.528cm" fo:min-width="0.389cm"/>
    </style:style>
    <style:style style:name="gr12" style:family="graphic" style:parent-style-name="standard">
      <style:graphic-properties draw:fill-color="#faa61a" draw:opacity="46%" draw:textarea-horizontal-align="justify" draw:textarea-vertical-align="middle" draw:auto-grow-height="false" fo:min-height="1.401cm" fo:min-width="0.38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ccccc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0efd4" draw:opacity="45%"/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faa61a" draw:opacity="45%"/>
      <style:paragraph-properties fo:text-align="center"/>
    </style:style>
    <style:style style:name="P6" style:family="paragraph">
      <loext:graphic-properties draw:fill-color="#c7a0cb"/>
      <style:paragraph-properties fo:text-align="center"/>
    </style:style>
    <style:style style:name="P7" style:family="paragraph">
      <loext:graphic-properties draw:fill-color="#e0efd4" draw:opacity="100%"/>
      <style:paragraph-properties fo:text-align="center"/>
    </style:style>
    <style:style style:name="P8" style:family="paragraph">
      <loext:graphic-properties draw:fill-color="#c7a0cb" draw:opacity="54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0efd4"/>
      <style:paragraph-properties fo:text-align="center"/>
    </style:style>
    <style:style style:name="P11" style:family="paragraph">
      <loext:graphic-properties draw:fill-color="#faa61a" draw:opacity="46%"/>
      <style:paragraph-properties fo:text-align="center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5.842cm" svg:x="3.667cm" svg:y="4.429cm">
          <text:p text:style-name="P1">Clust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732cm" svg:height="1.119cm" svg:x="9.89cm" svg:y="2.675cm">
          <draw:text-box>
            <text:p text:style-name="P3"><text:span text:style-name="T1">K-Means</text:span></text:p>
          </draw:text-box>
        </draw:frame>
        <draw:custom-shape draw:style-name="gr3" draw:text-style-name="P5" draw:layer="layout" svg:width="7.239cm" svg:height="5.842cm" svg:x="12.557cm" svg:y="4.175cm">
          <text:p text:style-name="P1">Cluste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778cm" svg:height="1.397cm" svg:x="4.683cm" svg:y="7.223cm">
          <text:p text:style-name="P1">D 1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778cm" svg:height="1.397cm" svg:x="13.7cm" svg:y="6.969cm">
          <text:p text:style-name="P1">D 2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778cm" svg:height="1.397cm" svg:x="8.112cm" svg:y="7.223cm">
          <text:p text:style-name="P1">D 3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778cm" svg:height="1.397cm" svg:x="17.129cm" svg:y="6.969cm">
          <text:p text:style-name="P1">D 4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94cm" svg:height="1.119cm" svg:x="10.652cm" svg:y="11.184cm">
          <draw:text-box>
            <text:p text:style-name="P3"><text:span text:style-name="T1">LDA</text:span></text:p>
          </draw:text-box>
        </draw:frame>
        <draw:custom-shape draw:style-name="gr5" draw:text-style-name="P7" draw:layer="layout" svg:width="4.445cm" svg:height="2.794cm" svg:x="4.81cm" svg:y="12.684cm">
          <text:p text:style-name="P1">Topic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445cm" svg:height="2.794cm" svg:x="13.827cm" svg:y="12.684cm">
          <text:p text:style-name="P1">Topic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.699cm" svg:height="2.794cm" svg:x="2.524cm" svg:y="17.51cm">
          <text:p text:style-name="P1">D 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699cm" svg:height="2.794cm" svg:x="9.382cm" svg:y="17.51cm">
          <text:p text:style-name="P1">D 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699cm" svg:height="2.794cm" svg:x="15.732cm" svg:y="17.51cm">
          <text:p text:style-name="P1">D 3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.778cm" svg:y1="10.779cm" svg:x2="20.304cm" svg:y2="10.779cm">
          <text:p/>
        </draw:line>
        <draw:custom-shape draw:style-name="gr9" draw:text-style-name="P10" draw:layer="layout" svg:width="0.889cm" svg:height="1.778cm" svg:x="3.159cm" svg:y="17.6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889cm" svg:height="0.889cm" svg:x="16.367cm" svg:y="17.6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889cm" svg:height="1.778cm" svg:x="10.144cm" svg:y="17.6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889cm" svg:height="1.651cm" svg:x="18.526cm" svg:y="17.764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4.937cm" svg:y1="17.51cm" svg:x2="6.588cm" svg:y2="15.478cm">
          <text:p/>
        </draw:line>
        <draw:line draw:style-name="gr13" draw:text-style-name="P9" draw:layer="layout" svg:x1="17.129cm" svg:y1="17.51cm" svg:x2="8.62cm" svg:y2="15.097cm">
          <text:p/>
        </draw:line>
        <draw:line draw:style-name="gr13" draw:text-style-name="P9" draw:layer="layout" svg:x1="12.43cm" svg:y1="17.51cm" svg:x2="15.351cm" svg:y2="15.605cm">
          <text:p/>
        </draw:line>
        <draw:line draw:style-name="gr13" draw:text-style-name="P9" draw:layer="layout" svg:x1="19.034cm" svg:y1="17.383cm" svg:x2="16.748cm" svg:y2="15.478cm">
          <text:p/>
        </draw:line>
        <draw:line draw:style-name="gr14" draw:text-style-name="P9" draw:layer="layout" svg:x1="4.683cm" svg:y1="21.32cm" svg:x2="18.272cm" svg:y2="21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6T20:35:07.780454745</meta:creation-date>
    <dc:date>2020-11-26T20:50:11.802961581</dc:date>
    <meta:editing-duration>PT14M17S</meta:editing-duration>
    <meta:editing-cycles>4</meta:editing-cycles>
    <meta:generator>LibreOffice/6.0.7.3$Linux_X86_64 LibreOffice_project/00m0$Build-3</meta:generator>
    <meta:document-statistic meta:object-count="23"/>
  </office:meta>
</office:document-meta>
</file>